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3.6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12.51mm"/>
    </style:style>
    <style:style style:name="co36" style:family="table-column">
      <style:table-column-properties fo:break-before="auto" style:column-width="22.51mm"/>
    </style:style>
    <style:style style:name="co37" style:family="table-column">
      <style:table-column-properties fo:break-before="auto" style:column-width="4.99mm"/>
    </style:style>
    <style:style style:name="co38" style:family="table-column">
      <style:table-column-properties fo:break-before="auto" style:column-width="14.01mm"/>
    </style:style>
    <style:style style:name="co39" style:family="table-column">
      <style:table-column-properties fo:break-before="auto" style:column-width="27.5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72" style:family="table-cell" style:parent-style-name="Default">
      <style:text-properties fo:font-size="16pt" style:font-size-asian="16pt" style:font-size-complex="16pt"/>
    </style:style>
    <style:style style:name="ce7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8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8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9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9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9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0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3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7" style:family="text">
      <style:text-properties style:text-outline="false" style:text-line-through-style="none" style:text-line-through-type="none" style:font-name="Liberation Sans" fo:font-size="7.5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7.5pt" style:language-asian="zh" style:country-asian="CN" style:font-style-asian="normal" style:font-weight-asian="bold" style:font-name-complex="FreeSans" style:font-size-complex="7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-asian="Noto Sans CJK SC Regular" style:font-size-asian="8pt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FreeSans" style:font-name="Liberation Sans" style:language-complex="hi" style:country-complex="IN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fo:font-size="8pt" style:font-size-complex="8pt"/>
    </style:style>
    <style:style style:name="T17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2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2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2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121"/>
          <table:table-cell table:style-name="ce121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1"/>
          <table:table-cell table:style-name="ce127" table:number-columns-repeated="1011"/>
        </table:table-row>
        <table:table-row table:style-name="ro1">
          <table:table-cell table:style-name="ce98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98"/>
          <table:table-cell table:style-name="ce107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>
            <text:p>WIEDZA</text:p>
          </table:table-cell>
          <table:table-cell table:style-name="ce98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98"/>
          <table:table-cell table:style-name="ce128" table:number-columns-repeated="1011"/>
        </table:table-row>
        <table:table-row table:style-name="ro2">
          <table:table-cell table:style-name="ce103" office:value-type="string" calcext:value-type="string" table:number-columns-spanned="3" table:number-rows-spanned="1">
            <text:p><text:s/>ZAWIERZENIE I CREDO</text:p>
          </table:table-cell>
          <table:covered-table-cell table:style-name="ce10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123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103" office:value-type="string" calcext:value-type="string" table:number-columns-spanned="3" table:number-rows-spanned="1">
            <text:p><text:s/>NARODZINY</text:p>
          </table:table-cell>
          <table:covered-table-cell table:style-name="ce10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06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15"/>
          <table:covered-table-cell table:style-name="ce118"/>
          <table:covered-table-cell table:style-name="ce115"/>
          <table:covered-table-cell table:style-name="ce118"/>
          <table:covered-table-cell table:number-columns-repeated="5" table:style-name="ce121"/>
          <table:table-cell table:number-columns-repeated="1011"/>
        </table:table-row>
        <table:table-row table:style-name="ro1">
          <table:table-cell table:style-name="ce107" office:value-type="string" calcext:value-type="string">
            <text:p>KOLEJNY</text:p>
            <text:p>NUMER</text:p>
          </table:table-cell>
          <table:table-cell table:style-name="ce98" office:value-type="string" calcext:value-type="string" table:number-columns-spanned="2" table:number-rows-spanned="1">
            <text:p>NAZWA SAKRAMENTU</text:p>
          </table:table-cell>
          <table:covered-table-cell table:style-name="ce98"/>
          <table:table-cell table:style-name="ce107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98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98"/>
          <table:table-cell table:number-columns-repeated="1011"/>
        </table:table-row>
        <table:table-row table:style-name="ro2">
          <table:table-cell table:style-name="ce108"/>
          <table:table-cell table:style-name="ce10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10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10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10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10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10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10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83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15"/>
          <table:covered-table-cell table:style-name="ce118"/>
          <table:covered-table-cell table:style-name="ce115"/>
          <table:covered-table-cell table:style-name="ce118"/>
          <table:covered-table-cell table:number-columns-repeated="5" table:style-name="ce121"/>
          <table:table-cell table:number-columns-repeated="1011"/>
        </table:table-row>
        <table:table-row table:style-name="ro1">
          <table:table-cell table:style-name="ce107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ONA</text:p>
          </table:table-cell>
          <table:table-cell table:style-name="ce98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98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106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107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107" office:value-type="string" calcext:value-type="string">
            <text:p>PISMO</text:p>
            <text:p>ŚWIĘTE</text:p>
          </table:table-cell>
          <table:table-cell table:style-name="ce107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2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3" table:default-cell-style-name="ce110"/>
        <table:table-column table:style-name="co14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98" office:value-type="string" calcext:value-type="string">
            <text:p>PEŁNA NAZWA ŚWIĘTA</text:p>
          </table:table-cell>
          <table:table-cell table:style-name="ce107" office:value-type="string" calcext:value-type="string">
            <text:p>NUMER</text:p>
            <text:p>PATRONA</text:p>
          </table:table-cell>
          <table:table-cell table:style-name="ce107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07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5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4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106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98" office:value-type="string" calcext:value-type="string">
            <text:p>TYP I NAZWA MIEJSCA</text:p>
          </table:table-cell>
          <table:table-cell table:style-name="ce107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107"/>
          <table:covered-table-cell table:style-name="ce133"/>
          <table:covered-table-cell table:number-columns-repeated="2" table:style-name="ce107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3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4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106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MIEJSCA</text:p>
          </table:table-cell>
          <table:table-cell table:style-name="ce107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107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107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4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106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MIEJSCA</text:p>
          </table:table-cell>
          <table:table-cell table:style-name="ce107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107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07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9" table:default-cell-style-name="ce110"/>
        <table:table-column table:style-name="co9" table:number-columns-repeated="3" table:default-cell-style-name="ce110"/>
        <table:table-column table:style-name="co8" table:number-columns-repeated="1013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F. ADORACJE</text:p>
          </table:table-cell>
          <table:covered-table-cell table:style-name="ce106"/>
          <table:covered-table-cell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MIEJSCA</text:p>
          </table:table-cell>
          <table:table-cell table:style-name="ce107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107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33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111"/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/>
          <table:table-cell table:style-name="ce122" office:value-type="string" calcext:value-type="string">
            <text:p>1  |  2</text:p>
            <text:p>3  | 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2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1" table:default-cell-style-name="ce110"/>
        <table:table-column table:style-name="co14" table:default-cell-style-name="ce110"/>
        <table:table-column table:style-name="co22" table:default-cell-style-name="ce110"/>
        <table:table-column table:style-name="co8" table:number-columns-repeated="1012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106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MIEJSCA</text:p>
          </table:table-cell>
          <table:table-cell table:style-name="ce107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107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4" table:default-cell-style-name="ce110"/>
        <table:table-column table:style-name="co14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H. RELIKWIE I GROBY</text:p>
          </table:table-cell>
          <table:covered-table-cell table:style-name="ce106"/>
          <table:covered-table-cell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PATRONA</text:p>
          </table:table-cell>
          <table:table-cell table:style-name="ce98" office:value-type="string" calcext:value-type="string">
            <text:p>NAZWA PATRONA</text:p>
          </table:table-cell>
          <table:table-cell table:style-name="ce107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>
            <text:p>NUMER</text:p>
            <text:p>MIEJSCA</text:p>
          </table:table-cell>
          <table:table-cell table:style-name="ce107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2" table:default-cell-style-name="ce110"/>
        <table:table-column table:style-name="co25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6" table:default-cell-style-name="ce110"/>
        <table:table-column table:style-name="co27" table:default-cell-style-name="ce110"/>
        <table:table-column table:style-name="co28" table:default-cell-style-name="ce110"/>
        <table:table-column table:style-name="co14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137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12"/>
          <table:covered-table-cell table:style-name="ce115"/>
          <table:covered-table-cell table:number-columns-repeated="3" table:style-name="ce118"/>
          <table:covered-table-cell table:style-name="ce115"/>
          <table:table-cell table:style-name="ce1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98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07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107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7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12"/>
          <table:covered-table-cell table:style-name="ce115"/>
          <table:covered-table-cell table:number-columns-repeated="3" table:style-name="ce118"/>
          <table:covered-table-cell table:number-columns-repeated="2" table:style-name="ce115"/>
          <table:covered-table-cell table:style-name="ce123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98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07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107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123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2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9" table:default-cell-style-name="ce110"/>
        <table:table-column table:style-name="co14" table:default-cell-style-name="ce110"/>
        <table:table-column table:style-name="co8" table:number-columns-repeated="1012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K. <text:span text:style-name="T14">ROCZNICE POŚWIĘCENIA KOŚCIOŁÓW</text:span></text:p>
          </table:table-cell>
          <table:covered-table-cell table:number-columns-repeated="2" table:style-name="ce106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15">MIEJSCOWOŚĆ I WEZWANIE KOŚCIOŁA</text:span></text:p>
            <text:p><text:span text:style-name="T16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107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0"/>
        <table:table-column table:style-name="co30" table:default-cell-style-name="ce110"/>
        <table:table-column table:style-name="co22" table:default-cell-style-name="ce110"/>
        <table:table-column table:style-name="co25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8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106" office:value-type="string" calcext:value-type="string" table:number-columns-spanned="6" table:number-rows-spanned="1">
            <text:p>L. SZKAPLERZE</text:p>
          </table:table-cell>
          <table:covered-table-cell table:style-name="ce106"/>
          <table:covered-table-cell table:number-columns-repeated="4" table:style-name="ce112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98" office:value-type="string" calcext:value-type="string">
            <text:p>NAZWA SZKAPLERZA</text:p>
          </table:table-cell>
          <table:table-cell table:style-name="ce107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11" office:value-type="string" calcext:value-type="string">
            <text:p>NUMERY</text:p>
            <text:p>PATRONÓW</text:p>
            <text:p>I ŚWIĄT</text:p>
          </table:table-cell>
          <table:table-cell table:style-name="ce107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5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4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15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98" office:value-type="string" calcext:value-type="string" table:number-columns-spanned="2" table:number-rows-spanned="1">
            <text:p>PEŁNE NAZWISKO LUB NAZWA OSOBY</text:p>
          </table:table-cell>
          <table:covered-table-cell table:style-name="ce107"/>
          <table:table-cell table:style-name="ce98" office:value-type="string" calcext:value-type="string" table:number-columns-spanned="7" table:number-rows-spanned="1">
            <text:p>INFORMACJE DODATKOWE</text:p>
          </table:table-cell>
          <table:covered-table-cell table:style-name="ce98"/>
          <table:covered-table-cell table:number-columns-repeated="2" table:style-name="ce107"/>
          <table:covered-table-cell table:style-name="ce133"/>
          <table:covered-table-cell table:number-columns-repeated="2" table:style-name="ce107"/>
          <table:table-cell table:style-name="ce128"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40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 table:number-columns-spanned="7" table:number-rows-spanned="1"/>
          <table:covered-table-cell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2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1" table:default-cell-style-name="ce110"/>
        <table:table-column table:style-name="co14" table:default-cell-style-name="ce110"/>
        <table:table-column table:style-name="co32" table:default-cell-style-name="ce110"/>
        <table:table-column table:style-name="co8" table:number-columns-repeated="1012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106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MIEJSCA</text:p>
          </table:table-cell>
          <table:table-cell table:style-name="ce107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107" office:value-type="string" calcext:value-type="string">
            <text:p>NUMER</text:p>
            <text:p>PATRONA</text:p>
          </table:table-cell>
          <table:table-cell table:style-name="ce107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ITWA</text:p>
            <text:p>KOŃCO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3" table:default-cell-style-name="ce110"/>
        <table:table-column table:style-name="co2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O. CYTATY</text:p>
          </table:table-cell>
          <table:covered-table-cell table:style-name="ce106"/>
          <table:covered-table-cell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2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PATRONA</text:p>
          </table:table-cell>
          <table:table-cell table:style-name="ce98" office:value-type="string" calcext:value-type="string">
            <text:p>CYTAT PATRONA</text:p>
          </table:table-cell>
          <table:table-cell table:style-name="ce107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107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106" office:value-type="string" calcext:value-type="string" table:number-columns-spanned="2" table:number-rows-spanned="1">
            <text:p>P. BIALI PATRONI</text:p>
          </table:table-cell>
          <table:covered-table-cell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107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CZĘŚCI ADORACJI (15 MIN.)</text:p>
            <text:p><text:span text:style-name="T17">CHWAŁA NA WYSOKOŚCI (C)</text:span></text:p>
            <text:p><text:span text:style-name="T17">MODLITWA DO PATRONA (M)</text:span></text:p>
            <text:p/>
          </table:table-cell>
          <table:covered-table-cell table:style-name="ce111"/>
          <table:covered-table-cell table:style-name="ce107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3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143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20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1" table:default-cell-style-name="ce110"/>
        <table:table-column table:style-name="co14" table:default-cell-style-name="ce110"/>
        <table:table-column table:style-name="co22" table:default-cell-style-name="ce110"/>
        <table:table-column table:style-name="co8" table:number-columns-repeated="1012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106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PATRONA</text:p>
          </table:table-cell>
          <table:table-cell table:style-name="ce107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107" office:value-type="string" calcext:value-type="string">
            <text:p>NUMER</text:p>
            <text:p>ZAKONU</text:p>
          </table:table-cell>
          <table:table-cell table:style-name="ce107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4" table:default-cell-style-name="ce110"/>
        <table:table-column table:style-name="co33" table:default-cell-style-name="ce110"/>
        <table:table-column table:style-name="co22" table:default-cell-style-name="ce110"/>
        <table:table-column table:style-name="co8" table:number-columns-repeated="1013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S. SELFIE Z PATRONEM</text:p>
          </table:table-cell>
          <table:covered-table-cell table:style-name="ce106"/>
          <table:covered-table-cell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123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UMER</text:p>
            <text:p>PATRONA</text:p>
          </table:table-cell>
          <table:table-cell table:style-name="ce98" office:value-type="string" calcext:value-type="string">
            <text:p>NAZWA PATRONA</text:p>
          </table:table-cell>
          <table:table-cell table:style-name="ce107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07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106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107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107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35" table:default-cell-style-name="ce110"/>
        <table:table-column table:style-name="co14" table:default-cell-style-name="ce110"/>
        <table:table-column table:style-name="co36" table:default-cell-style-name="ce110"/>
        <table:table-column table:style-name="co8" table:number-columns-repeated="1014" table:default-cell-style-name="ce110"/>
        <table:table-row table:style-name="ro1">
          <table:table-cell table:style-name="ce106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107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107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107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07"/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107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110"/>
        <table:table-column table:style-name="co15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4" table:default-cell-style-name="ce110"/>
        <table:table-column table:style-name="co37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15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98" office:value-type="string" calcext:value-type="string" table:number-columns-spanned="2" table:number-rows-spanned="1">
            <text:p>PEŁNA NAZWA ZAKONU</text:p>
          </table:table-cell>
          <table:covered-table-cell table:style-name="ce107"/>
          <table:table-cell table:style-name="ce98" office:value-type="string" calcext:value-type="string">
            <text:p>SIGLUM</text:p>
          </table:table-cell>
          <table:table-cell table:style-name="ce107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107"/>
          <table:covered-table-cell table:style-name="ce133"/>
          <table:covered-table-cell table:style-name="ce107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2" table:number-rows-spanned="1"/>
          <table:covered-table-cell table:style-name="ce123"/>
          <table:table-cell table:style-name="ce123"/>
          <table:table-cell table:style-name="ce123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110"/>
        <table:table-column table:style-name="co15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4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106" office:value-type="string" calcext:value-type="string" table:number-columns-spanned="3" table:number-rows-spanned="1">
            <text:p><text:span text:style-name="T8">＊</text:span>. PRZYPISY</text:p>
          </table:table-cell>
          <table:covered-table-cell table:style-name="ce112"/>
          <table:covered-table-cell table:style-name="ce115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98" office:value-type="string" calcext:value-type="string">
            <text:p>NR</text:p>
          </table:table-cell>
          <table:table-cell table:style-name="ce98" office:value-type="string" calcext:value-type="string" table:number-columns-spanned="9" table:number-rows-spanned="1">
            <text:p>KOMENTARZ</text:p>
          </table:table-cell>
          <table:covered-table-cell table:style-name="ce107"/>
          <table:covered-table-cell table:number-columns-repeated="2" table:style-name="ce98"/>
          <table:covered-table-cell table:number-columns-repeated="2" table:style-name="ce107"/>
          <table:covered-table-cell table:style-name="ce133"/>
          <table:covered-table-cell table:number-columns-repeated="2" table:style-name="ce107"/>
          <table:table-cell table:style-name="ce128"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style-name="ce123"/>
          <table:covered-table-cell table:number-columns-repeated="2"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123" table:number-columns-spanned="9" table:number-rows-spanned="1"/>
          <table:covered-table-cell table:number-columns-repeated="3" table:style-name="ce123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8">YB. </text:span><text:span text:style-name="T19">OSIĄGNIĘCIE:</text:span><text:span text:style-name="T20"> </text:span><text:span text:style-name="T21">PATRONI IMION MOICH NAJBLIŻSZYCH</text:span></text:p>
          </table:table-cell>
          <table:covered-table-cell table:style-name="ce106"/>
          <table:covered-table-cell table:style-name="ce112"/>
          <table:covered-table-cell table:style-name="ce115"/>
          <table:covered-table-cell table:style-name="ce118"/>
          <table:covered-table-cell table:style-name="ce115"/>
          <table:covered-table-cell table:style-name="ce118"/>
          <table:table-cell table:style-name="ce115" office:value-type="string" calcext:value-type="string" table:number-columns-spanned="2" table:number-rows-spanned="1">
            <text:p>WŁAŚCICIEL:</text:p>
          </table:table-cell>
          <table:covered-table-cell table:style-name="ce121" office:value-type="string" calcext:value-type="string">
            <text:p>pl.MyPatrons.org</text:p>
          </table:covered-table-cell>
          <table:table-cell table:style-name="ce121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121"/>
          <table:table-cell table:style-name="ce121" table:number-columns-repeated="3"/>
          <table:table-cell table:style-name="ce127" table:number-columns-repeated="1008"/>
        </table:table-row>
        <table:table-row table:style-name="ro1">
          <table:table-cell table:style-name="ce107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ONA</text:p>
          </table:table-cell>
          <table:table-cell table:style-name="ce98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98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8">YC. </text:span><text:span text:style-name="T21">OSIĄGNIĘCIE:</text:span><text:span text:style-name="T20"> </text:span><text:span text:style-name="T22">APOSTOŁOWIE</text:span></text:p>
          </table:table-cell>
          <table:covered-table-cell table:style-name="ce106"/>
          <table:covered-table-cell table:style-name="ce112"/>
          <table:covered-table-cell table:style-name="ce115"/>
          <table:covered-table-cell table:style-name="ce118"/>
          <table:covered-table-cell table:style-name="ce115"/>
          <table:covered-table-cell table:style-name="ce118"/>
          <table:table-cell table:style-name="ce115" office:value-type="string" calcext:value-type="string" table:number-columns-spanned="2" table:number-rows-spanned="1">
            <text:p>WŁAŚCICIEL:</text:p>
          </table:table-cell>
          <table:covered-table-cell table:style-name="ce121" office:value-type="string" calcext:value-type="string">
            <text:p>pl.MyPatrons.org</text:p>
          </table:covered-table-cell>
          <table:table-cell table:style-name="ce121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121"/>
          <table:table-cell table:style-name="ce121" table:number-columns-repeated="3"/>
          <table:table-cell table:style-name="ce127" table:number-columns-repeated="1008"/>
        </table:table-row>
        <table:table-row table:style-name="ro1">
          <table:table-cell table:style-name="ce107" office:value-type="string" calcext:value-type="string">
            <text:p>KOLEJNY</text:p>
            <text:p>NUMER</text:p>
          </table:table-cell>
          <table:table-cell table:style-name="ce98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98"/>
          <table:covered-table-cell table:number-columns-repeated="3" table:style-name="ce107"/>
          <table:covered-table-cell table:style-name="ce98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8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8">YD. </text:span><text:span text:style-name="T21">OSIĄGNIĘCIE:</text:span><text:span text:style-name="T20"> </text:span><text:span text:style-name="T22">ŚWIĘTA RODZINA</text:span></text:p>
          </table:table-cell>
          <table:covered-table-cell table:style-name="ce106"/>
          <table:covered-table-cell table:style-name="ce112"/>
          <table:covered-table-cell table:style-name="ce115"/>
          <table:covered-table-cell table:style-name="ce118"/>
          <table:covered-table-cell table:style-name="ce115"/>
          <table:covered-table-cell table:style-name="ce118"/>
          <table:table-cell table:style-name="ce115" office:value-type="string" calcext:value-type="string" table:number-columns-spanned="2" table:number-rows-spanned="1">
            <text:p>WŁAŚCICIEL:</text:p>
          </table:table-cell>
          <table:covered-table-cell table:style-name="ce121" office:value-type="string" calcext:value-type="string">
            <text:p>pl.MyPatrons.org</text:p>
          </table:covered-table-cell>
          <table:table-cell table:style-name="ce121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121"/>
          <table:table-cell table:style-name="ce121" table:number-columns-repeated="3"/>
          <table:table-cell table:style-name="ce127" table:number-columns-repeated="1008"/>
        </table:table-row>
        <table:table-row table:style-name="ro1">
          <table:table-cell table:style-name="ce107" office:value-type="string" calcext:value-type="string">
            <text:p>KOLEJNY</text:p>
            <text:p>NUMER</text:p>
          </table:table-cell>
          <table:table-cell table:style-name="ce98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98"/>
          <table:covered-table-cell table:number-columns-repeated="3" table:style-name="ce107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83" office:value-type="string" calcext:value-type="string" table:number-columns-spanned="12" table:number-rows-spanned="1">
            <text:p><text:span text:style-name="T18">YE. </text:span><text:span text:style-name="T21">OSIĄGNIĘCIE:</text:span><text:span text:style-name="T20"> </text:span><text:span text:style-name="T22">EWANGELIŚCI</text:span></text:p>
          </table:table-cell>
          <table:covered-table-cell table:style-name="ce106"/>
          <table:covered-table-cell table:style-name="ce112"/>
          <table:covered-table-cell table:style-name="ce115"/>
          <table:covered-table-cell table:style-name="ce118"/>
          <table:covered-table-cell table:style-name="ce115"/>
          <table:covered-table-cell table:style-name="ce118"/>
          <table:covered-table-cell table:style-name="ce115"/>
          <table:covered-table-cell table:number-columns-repeated="2" table:style-name="ce121"/>
          <table:covered-table-cell table:style-name="ce147"/>
          <table:covered-table-cell table:style-name="ce121"/>
          <table:table-cell table:number-columns-repeated="1011"/>
        </table:table-row>
        <table:table-row table:style-name="ro1">
          <table:table-cell table:style-name="ce107" office:value-type="string" calcext:value-type="string">
            <text:p>KOLEJNY</text:p>
            <text:p>NUMER</text:p>
          </table:table-cell>
          <table:table-cell table:style-name="ce98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98"/>
          <table:covered-table-cell table:number-columns-repeated="3" table:style-name="ce107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0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MAREK</text:p>
          </table:table-cell>
          <table:covered-table-cell table:style-name="ce10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ŁUKASZ</text:p>
          </table:table-cell>
          <table:covered-table-cell table:style-name="ce10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0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83" office:value-type="string" calcext:value-type="string" table:number-columns-spanned="12" table:number-rows-spanned="1">
            <text:p><text:span text:style-name="T18">YF. </text:span><text:span text:style-name="T21">OSIĄGNIĘCIE:</text:span><text:span text:style-name="T20"> </text:span><text:span text:style-name="T22">ANIOŁOWIE</text:span></text:p>
          </table:table-cell>
          <table:covered-table-cell table:style-name="ce123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107" office:value-type="string" calcext:value-type="string">
            <text:p>KOLEJNY</text:p>
            <text:p>NUMER</text:p>
          </table:table-cell>
          <table:table-cell table:style-name="ce98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98"/>
          <table:covered-table-cell table:number-columns-repeated="3" table:style-name="ce107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103" office:value-type="string" calcext:value-type="string" table:number-columns-spanned="7" table:number-rows-spanned="1">
            <text:p><text:s/>ARCHANIOŁ MICHAŁ</text:p>
          </table:table-cell>
          <table:covered-table-cell table:style-name="ce10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RCHANIOŁ GABRIEL</text:p>
          </table:table-cell>
          <table:covered-table-cell table:style-name="ce10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ARCHANIOŁ RAFAŁ</text:p>
          </table:table-cell>
          <table:covered-table-cell table:style-name="ce10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WSZYSCY ŚWIĘCI (ANIOŁOWIE)</text:p>
          </table:table-cell>
          <table:covered-table-cell table:style-name="ce10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ANIOŁOWIE STRÓŻOWIE</text:p>
          </table:table-cell>
          <table:covered-table-cell table:style-name="ce10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8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8">Y_. </text:span><text:span text:style-name="T21">OSIĄGNIĘCIE:</text:span><text:span text:style-name="T20"> </text:span><text:span text:style-name="T22">SZABLON</text:span></text:p>
          </table:table-cell>
          <table:covered-table-cell table:style-name="ce106"/>
          <table:covered-table-cell table:style-name="ce112"/>
          <table:covered-table-cell table:style-name="ce115"/>
          <table:covered-table-cell table:style-name="ce118"/>
          <table:covered-table-cell table:style-name="ce115"/>
          <table:covered-table-cell table:style-name="ce118"/>
          <table:table-cell table:style-name="ce115" office:value-type="string" calcext:value-type="string" table:number-columns-spanned="2" table:number-rows-spanned="1">
            <text:p>WŁAŚCICIEL:</text:p>
          </table:table-cell>
          <table:covered-table-cell table:style-name="ce121" office:value-type="string" calcext:value-type="string">
            <text:p>pl.MyPatrons.org</text:p>
          </table:covered-table-cell>
          <table:table-cell table:style-name="ce121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121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107" office:value-type="string" calcext:value-type="string">
            <text:p>KOLEJNY</text:p>
            <text:p>NUMER</text:p>
          </table:table-cell>
          <table:table-cell table:style-name="ce98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98"/>
          <table:covered-table-cell table:number-columns-repeated="3" table:style-name="ce107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123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 table:number-columns-repeated="2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.00.0000</text:date>, <text:time style:data-style-name="N2" text:time-value="12:55:38.7611589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3-29T12:57:01.989382442</dc:date>
    <dc:creator>Andrzej Precz</dc:creator>
    <meta:editing-duration>PT23H48M56S</meta:editing-duration>
    <meta:editing-cycles>458</meta:editing-cycles>
    <meta:document-statistic meta:table-count="26" meta:cell-count="891" meta:object-count="0"/>
  </office:meta>
</office:document-meta>
</file>